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PFD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223.05" calcext:value-type="float">
            <text:p>223.05</text:p>
          </table:table-cell>
          <table:table-cell office:value-type="float" office:value="15.8965405041474" calcext:value-type="float">
            <text:p>15.8965405041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18.2875" calcext:value-type="float">
            <text:p>218.2875</text:p>
          </table:table-cell>
          <table:table-cell office:value-type="float" office:value="19.2030509728706" calcext:value-type="float">
            <text:p>19.2030509728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28.5375" calcext:value-type="float">
            <text:p>228.5375</text:p>
          </table:table-cell>
          <table:table-cell office:value-type="float" office:value="14.414847669446" calcext:value-type="float">
            <text:p>14.4148476694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218.675" calcext:value-type="float">
            <text:p>218.675</text:p>
          </table:table-cell>
          <table:table-cell office:value-type="float" office:value="15.0606108773848" calcext:value-type="float">
            <text:p>15.0606108773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float" office:value="248.69375" calcext:value-type="float">
            <text:p>248.69375</text:p>
          </table:table-cell>
          <table:table-cell office:value-type="float" office:value="16.3408881337582" calcext:value-type="float">
            <text:p>16.3408881337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29.70625" calcext:value-type="float">
            <text:p>229.70625</text:p>
          </table:table-cell>
          <table:table-cell office:value-type="float" office:value="14.6445197372032" calcext:value-type="float">
            <text:p>14.6445197372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32.525" calcext:value-type="float">
            <text:p>232.525</text:p>
          </table:table-cell>
          <table:table-cell office:value-type="float" office:value="13.823144842377" calcext:value-type="float">
            <text:p>13.823144842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234.21875" calcext:value-type="float">
            <text:p>234.21875</text:p>
          </table:table-cell>
          <table:table-cell office:value-type="float" office:value="13.7313858853844" calcext:value-type="float">
            <text:p>13.7313858853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15.85625" calcext:value-type="float">
            <text:p>215.85625</text:p>
          </table:table-cell>
          <table:table-cell office:value-type="float" office:value="14.0641847138989" calcext:value-type="float">
            <text:p>14.0641847138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243.54375" calcext:value-type="float">
            <text:p>243.54375</text:p>
          </table:table-cell>
          <table:table-cell office:value-type="float" office:value="14.5454675070965" calcext:value-type="float">
            <text:p>14.54546750709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34.45625" calcext:value-type="float">
            <text:p>234.45625</text:p>
          </table:table-cell>
          <table:table-cell office:value-type="float" office:value="19.9486664132384" calcext:value-type="float">
            <text:p>19.9486664132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45.775" calcext:value-type="float">
            <text:p>245.775</text:p>
          </table:table-cell>
          <table:table-cell office:value-type="float" office:value="16.8596362159251" calcext:value-type="float">
            <text:p>16.8596362159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45.1125" calcext:value-type="float">
            <text:p>245.1125</text:p>
          </table:table-cell>
          <table:table-cell office:value-type="float" office:value="15.2563811785976" calcext:value-type="float">
            <text:p>15.2563811785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229.23125" calcext:value-type="float">
            <text:p>229.23125</text:p>
          </table:table-cell>
          <table:table-cell office:value-type="float" office:value="20.5420452973895" calcext:value-type="float">
            <text:p>20.5420452973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float" office:value="253.3" calcext:value-type="float">
            <text:p>253.3</text:p>
          </table:table-cell>
          <table:table-cell office:value-type="float" office:value="16.9325327894756" calcext:value-type="float">
            <text:p>16.9325327894756</text:p>
          </table:table-cell>
        </table:table-row>
      </table:table>
      <table:table table:name="Sheet1_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SD3</text:p>
          </table:table-cell>
          <table:table-cell office:value-type="string" calcext:value-type="string">
            <text:p>SD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9.70625" calcext:value-type="float">
            <text:p>229.70625</text:p>
          </table:table-cell>
          <table:table-cell office:value-type="float" office:value="232.525" calcext:value-type="float">
            <text:p>232.525</text:p>
          </table:table-cell>
          <table:table-cell office:value-type="float" office:value="234.21875" calcext:value-type="float">
            <text:p>234.21875</text:p>
          </table:table-cell>
          <table:table-cell office:value-type="float" office:value="215.85625" calcext:value-type="float">
            <text:p>215.85625</text:p>
          </table:table-cell>
          <table:table-cell office:value-type="float" office:value="243.54375" calcext:value-type="float">
            <text:p>243.54375</text:p>
          </table:table-cell>
          <table:table-cell office:value-type="float" office:value="14.6445197372032" calcext:value-type="float">
            <text:p>14.6445197372032</text:p>
          </table:table-cell>
          <table:table-cell office:value-type="float" office:value="13.823144842377" calcext:value-type="float">
            <text:p>13.823144842377</text:p>
          </table:table-cell>
          <table:table-cell office:value-type="float" office:value="13.7313858853844" calcext:value-type="float">
            <text:p>13.7313858853844</text:p>
          </table:table-cell>
          <table:table-cell office:value-type="float" office:value="14.0641847138989" calcext:value-type="float">
            <text:p>14.0641847138989</text:p>
          </table:table-cell>
          <table:table-cell office:value-type="float" office:value="14.5454675070965" calcext:value-type="float">
            <text:p>14.545467507096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34.45625" calcext:value-type="float">
            <text:p>234.45625</text:p>
          </table:table-cell>
          <table:table-cell office:value-type="float" office:value="245.775" calcext:value-type="float">
            <text:p>245.775</text:p>
          </table:table-cell>
          <table:table-cell office:value-type="float" office:value="245.1125" calcext:value-type="float">
            <text:p>245.1125</text:p>
          </table:table-cell>
          <table:table-cell office:value-type="float" office:value="229.23125" calcext:value-type="float">
            <text:p>229.23125</text:p>
          </table:table-cell>
          <table:table-cell office:value-type="float" office:value="253.3" calcext:value-type="float">
            <text:p>253.3</text:p>
          </table:table-cell>
          <table:table-cell office:value-type="float" office:value="19.9486664132384" calcext:value-type="float">
            <text:p>19.9486664132384</text:p>
          </table:table-cell>
          <table:table-cell office:value-type="float" office:value="16.8596362159251" calcext:value-type="float">
            <text:p>16.8596362159251</text:p>
          </table:table-cell>
          <table:table-cell office:value-type="float" office:value="15.2563811785976" calcext:value-type="float">
            <text:p>15.2563811785976</text:p>
          </table:table-cell>
          <table:table-cell office:value-type="float" office:value="20.5420452973895" calcext:value-type="float">
            <text:p>20.5420452973895</text:p>
          </table:table-cell>
          <table:table-cell office:value-type="float" office:value="16.9325327894756" calcext:value-type="float">
            <text:p>16.932532789475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3.05" calcext:value-type="float">
            <text:p>223.05</text:p>
          </table:table-cell>
          <table:table-cell office:value-type="float" office:value="218.2875" calcext:value-type="float">
            <text:p>218.2875</text:p>
          </table:table-cell>
          <table:table-cell office:value-type="float" office:value="228.5375" calcext:value-type="float">
            <text:p>228.5375</text:p>
          </table:table-cell>
          <table:table-cell office:value-type="float" office:value="218.675" calcext:value-type="float">
            <text:p>218.675</text:p>
          </table:table-cell>
          <table:table-cell office:value-type="float" office:value="248.69375" calcext:value-type="float">
            <text:p>248.69375</text:p>
          </table:table-cell>
          <table:table-cell office:value-type="float" office:value="15.8965405041474" calcext:value-type="float">
            <text:p>15.8965405041474</text:p>
          </table:table-cell>
          <table:table-cell office:value-type="float" office:value="19.2030509728706" calcext:value-type="float">
            <text:p>19.2030509728706</text:p>
          </table:table-cell>
          <table:table-cell office:value-type="float" office:value="14.414847669446" calcext:value-type="float">
            <text:p>14.414847669446</text:p>
          </table:table-cell>
          <table:table-cell office:value-type="float" office:value="15.0606108773848" calcext:value-type="float">
            <text:p>15.0606108773848</text:p>
          </table:table-cell>
          <table:table-cell office:value-type="float" office:value="16.3408881337582" calcext:value-type="float">
            <text:p>16.3408881337582</text:p>
          </table:table-cell>
        </table:table-row>
      </table:table>
      <table:named-expressions/>
      <table:database-ranges>
        <table:database-range table:name="__Anonymous_Sheet_DB__0" table:target-range-address="Sheet1.A2:Sheet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1" number:min-decimal-places="1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6:37:40.073956393</meta:creation-date>
    <dc:date>2023-10-18T17:51:38.627306782</dc:date>
    <meta:editing-duration>PT1H13M59S</meta:editing-duration>
    <meta:editing-cycles>1</meta:editing-cycles>
    <meta:generator>LibreOffice/7.6.2.1$Linux_X86_64 LibreOffice_project/60$Build-1</meta:generator>
    <meta:document-statistic meta:table-count="2" meta:cell-count="107" meta:object-count="0"/>
  </office:meta>
</office:document-meta>
</file>